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4.713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order="0.06pt solid #000000"/>
      <style:text-properties style:font-name="Courier 10 Pitch" fo:font-size="6pt" style:font-size-asian="6pt" style:font-size-complex="6pt"/>
    </style:style>
    <style:style style:name="ce3" style:family="table-cell" style:parent-style-name="Default">
      <style:text-properties style:font-name="Courier 10 Pitch" fo:font-size="6pt" style:font-size-asian="6pt" style:font-size-complex="6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8pt" style:font-name-asian="Liberation Sans1" style:font-size-asian="8pt" style:font-name-complex="Liberation Sans1" style:font-size-complex="8pt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cm"/>
      <style:text-properties style:font-name="Courier 10 Pitch" fo:font-size="8pt" style:font-size-asian="8pt" style:font-size-complex="8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Courier 10 Pitch" fo:font-size="8pt" style:font-size-asian="8pt" style:font-size-complex="8pt"/>
    </style:style>
    <style:style style:name="ce9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cm"/>
      <style:text-properties style:font-name="Courier 10 Pitch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6pt" style:font-size-asian="6pt" style:font-size-complex="6pt"/>
    </style:style>
    <style:style style:name="ce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6pt" style:font-size-asian="6pt" style:font-size-complex="6pt"/>
    </style:style>
  </office:automatic-styles>
  <office:body>
    <office:spreadsheet>
      <table:table table:name="Function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10"/>
        <table:table-column table:style-name="co4" table:default-cell-style-name="ce3"/>
        <table:table-column table:style-name="co2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DOC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style-name="ce4" office:value-type="string" calcext:value-type="string">
            <text:p>✓</text:p>
          </table:table-cell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reate_context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reate_context_from_type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device_id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device_info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platform_id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platform_info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get_program_info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5" office:value-type="string" calcext:value-type="string">
            <text:p>✓</text:p>
          </table:table-cell>
          <table:table-cell table:style-name="ce5"/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6"/>
          <table:table-cell table:number-columns-repeated="2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6"/>
          <table:table-cell table:number-columns-repeated="2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6"/>
          <table:table-cell table:number-columns-repeated="2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6" table:number-columns-repeated="2"/>
          <table:table-cell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0:27:58.3332457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0-31T00:31:09.935160938</dc:date>
    <dc:creator>Paweł Tomulik</dc:creator>
    <meta:editing-duration>PT44M34S</meta:editing-duration>
    <meta:editing-cycles>17</meta:editing-cycles>
    <meta:generator>LibreOffice/4.3.3.2$Linux_X86_64 LibreOffice_project/430m0$Build-2</meta:generator>
    <meta:document-statistic meta:table-count="1" meta:cell-count="345" meta:object-count="0"/>
  </office:meta>
</office:document-meta>
</file>